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25" table:visibility="collapse" table:default-cell-style-name="ce2"/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default-cell-style-name="Default"/>
        <table:table-column table:style-name="co25" table:number-columns-repeated="976" table:default-cell-style-name="ce2"/>
        <table:table-row table:style-name="ro3">
          <table:table-cell office:value-type="string">
            <text:p>Flickr URL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/>
          <table:table-cell office:value-type="string">
            <text:p>Github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office:value-type="float" office:value="6">
            <text:p>6</text:p>
          </table:table-cell>
          <table:table-cell office:value-type="float" office:value="135.9">
            <text:p>135.9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number-columns-repeated="2" table:content-validation-name="val4"/>
          <table:table-cell table:formula="of:=+[.L2]/[.K2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office:value-type="float" office:value="8.8">
            <text:p>8.8</text:p>
          </table:table-cell>
          <table:table-cell office:value-type="float" office:value="134.2">
            <text:p>134.2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3]/[.K3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L4]/[.K4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L5]/[.K5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office:value-type="float" office:value="12">
            <text:p>12</text:p>
          </table:table-cell>
          <table:table-cell office:value-type="float" office:value="140.9">
            <text:p>140.9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L6]/[.K6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office:value-type="float" office:value="12">
            <text:p>12</text:p>
          </table:table-cell>
          <table:table-cell office:value-type="float" office:value="136.7">
            <text:p>136.7</text:p>
          </table:table-cell>
          <table:table-cell table:content-validation-name="val1"/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7]/[.K7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office:value-type="float" office:value="12.3">
            <text:p>12.3</text:p>
          </table:table-cell>
          <table:table-cell office:value-type="float" office:value="137.3">
            <text:p>137.3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8]/[.K8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office:value-type="float" office:value="12.5">
            <text:p>12.5</text:p>
          </table:table-cell>
          <table:table-cell office:value-type="float" office:value="133.1">
            <text:p>133.1</text:p>
          </table:table-cell>
          <table:table-cell table:content-validation-name="val1"/>
          <table:table-cell table:content-validation-name="val2" office:value-type="string">
            <text:p>Trichodoridae 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9]/[.K9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10]/[.K10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office:value-type="float" office:value="14">
            <text:p>14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11]/[.K11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office:value-type="float" office:value="14">
            <text:p>14</text:p>
          </table:table-cell>
          <table:table-cell office:value-type="float" office:value="138.1">
            <text:p>138.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L12]/[.K12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2</text:p>
          </table:table-cell>
          <table:table-cell/>
          <table:table-cell office:value-type="float" office:value="14.3">
            <text:p>14.3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13]/[.K13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/>
          <table:table-cell office:value-type="float" office:value="15">
            <text:p>15</text:p>
          </table:table-cell>
          <table:table-cell office:value-type="float" office:value="145.8">
            <text:p>145.8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L14]/[.K14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/>
          <table:table-cell office:value-type="float" office:value="17.1">
            <text:p>17.1</text:p>
          </table:table-cell>
          <table:table-cell office:value-type="float" office:value="145.5">
            <text:p>145.5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15]/[.K15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5</text:p>
          </table:table-cell>
          <table:table-cell/>
          <table:table-cell office:value-type="float" office:value="17.9">
            <text:p>17.9</text:p>
          </table:table-cell>
          <table:table-cell office:value-type="float" office:value="137.8">
            <text:p>137.8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L16]/[.K16]" office:value-type="percentage" office:value="0">
            <text:p>#DIV/0!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number-columns-repeated="2" table:content-validation-name="val5"/>
          <table:table-cell table:formula="of:=+[.L17]/[.K17]" office:value-type="percentage" office:value="0">
            <text:p>#DIV/0!</text:p>
          </table:table-cell>
          <table:table-cell table:number-columns-repeated="1011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14/06/2022</text:date>, <text:time>10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4T10:13:29.57</dc:date>
    <dc:creator>Lawrence Perepolkin</dc:creator>
    <meta:editing-duration>PT10H12M12S</meta:editing-duration>
    <meta:editing-cycles>44</meta:editing-cycles>
    <meta:generator>OpenOffice/4.1.11$Win32 OpenOffice.org_project/4111m1$Build-9808</meta:generator>
    <meta:document-statistic meta:table-count="3" meta:cell-count="208" meta:object-count="0"/>
  </office:meta>
</office:document-meta>
</file>